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ffice Model Design Deviations</text:p>
      <text:p text:style-name="Standard"><text:tab/></text:p>
      <text:p text:style-name="Standard"><text:tab/>The first big change that someone would notice looking at our code and then the original design is the lack of JEKS. <text:s/>JEKS ended up being to complicated a solution for the problem that we were trying to solve. <text:s/>JEKS we found out is actually an implementation of their Jeks Parser that is made to be a spreadsheet application. <text:s/>JEKS is actually just a framework for building a parser for almost anything and in any locale. <text:s/>Jeks still required you to build a lot of the underlying structure, which was already done for the type of parser we needed in their example spreadsheet application. <text:s/>This was causing us to mirror their design for their spreadsheet application, which did not fall at all into how we wished our spreadsheet application to be designed. <text:s/>After figuring this out we resolved to building our own parser, but after some research we found a parser that we could use. <text:s/>MESP (Math Expression String Parser) is a simple yet powerful parser we found on sourceforge that we decided to use for our parsing needs. <text:s/>It is used as a black box that takes in a expression and the values associated with the variables in a expression and it will evaluate the expression. <text:s/>This gave us a lot more freedom in how to solve a very large problem that the design team handed off to us, which is circularity checking.</text:p>
      <text:p text:style-name="Standard"/>
      <text:p text:style-name="Standard"><text:tab/>Circularity checking ended up being a very interesting problem to solve that was one of the main reasons for switching the type of parser. <text:s/>We followed the design teams advice and looked into how circularity checking was going to work in Suffice very early. <text:s/>After switching parsers we knew that we needed an algorithm for checking circularity when an expression is entered. <text:s/>The algorithm we came up with introduced problems that we had never experienced before like how to interpret input as different types of Data (Integer, Double, String) and also brought up the problem of ConcurrentModificationExceptions. <text:s/>These problems obviously required there to be a lot of tweaking to the circularity checker but in the end we feel that we were victorious.</text:p>
      <text:p text:style-name="Standard"/>
      <text:p text:style-name="Standard"><text:tab/>Another design realization we had was the way in which the view is going to interact with the model. <text:s/>One thing that we realized was that TableModelEvents are handled by Swing. <text:s/>We had Sheet extending AbstractTabelModel and when the sheet was associated with the JTable Swing started taking care of TabelModelEvents. <text:s/>This was a pleasant surprise but it only takes care of how the model tells the view it has changed. <text:s/>What we also needed is the other way; How does the view tell the model to change one of its Cell values? <text:s/>This was done through the SufficeCellEditor. <text:s/>SufficeCellEditor was the only idea which we borrowed from Jeks. <text:s/>It allowed us to show the raw expression when the user is editing a value and the calculated value when the user is not editing the cell. <text:s/>With these two interactions in tow we now had a model that not only worked on its own but also with our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Sean Cashin</meta:initial-creator>
    <meta:creation-date>2006-11-29T09:26:45</meta:creation-date>
    <dc:creator>Sean Cashin</dc:creator>
    <dc:date>2006-11-29T10:47:46</dc:date>
    <dc:language>en-US</dc:language>
    <meta:editing-cycles>3</meta:editing-cycles>
    <meta:editing-duration>PT1H21M6S</meta:editing-duration>
    <meta:user-defined meta:name="Info 1"/>
    <meta:user-defined meta:name="Info 2"/>
    <meta:user-defined meta:name="Info 3"/>
    <meta:user-defined meta:name="Info 4"/>
    <meta:document-statistic meta:table-count="0" meta:image-count="0" meta:object-count="0" meta:page-count="1" meta:paragraph-count="5" meta:word-count="519" meta:character-count="2986"/>
  </office:meta>
</office:document-meta>
</file>